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Helvetica LT Std" svg:font-family="Helvetica LT Std" style:font-family-generic="system" style:font-pitch="variable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 svg:panose-1="2 7 4 9 2 2 5 2 4 4"/>
    <style:font-face style:name="Noto Sans Mono CJK JP" svg:font-family="Noto Sans Mono CJK JP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F0" style:family="paragraph">
      <style:paragraph-properties fo:break-before="page"/>
    </style:style>
    <style:style style:name="TableColumn23" style:family="table-column">
      <style:table-column-properties style:column-width="1.6145in" style:use-optimal-column-width="false"/>
    </style:style>
    <style:style style:name="TableColumn24" style:family="table-column">
      <style:table-column-properties style:column-width="1.1013in" style:use-optimal-column-width="false"/>
    </style:style>
    <style:style style:name="TableColumn25" style:family="table-column">
      <style:table-column-properties style:column-width="3.8166in" style:use-optimal-column-width="false"/>
    </style:style>
    <style:style style:name="TableColumn26" style:family="table-column">
      <style:table-column-properties style:column-width="1.9305in" style:use-optimal-column-width="false"/>
    </style:style>
    <style:style style:name="TableColumn27" style:family="table-column">
      <style:table-column-properties style:column-width="1.9305in" style:use-optimal-column-width="false"/>
    </style:style>
    <style:style style:name="Table22" style:family="table">
      <style:table-properties style:width="10.3937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font-size="11pt" style:font-size-asian="11pt" style:font-size-complex="11pt"/>
    </style:style>
    <style:style style:name="TableCell4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size="11pt" style:font-size-asian="11pt" style:font-size-complex="11pt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alibri" fo:font-size="11pt" style:font-size-asian="11pt" style:font-size-complex="11pt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fo:font-size="11pt" style:font-size-asian="11pt" style:font-size-complex="11pt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fo:font-size="11pt" style:font-size-asian="11pt" style:font-size-complex="11pt"/>
    </style:style>
    <style:style style:name="P50" style:parent-style-name="TableContents" style:family="paragraph">
      <style:text-properties style:font-name="Calibri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size="11pt" style:font-size-asian="11pt" style:font-size-complex="11pt"/>
    </style:style>
    <style:style style:name="TableCell5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alibri" fo:font-size="11pt" style:font-size-asian="11pt" style:font-size-complex="11pt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fo:font-size="11pt" style:font-size-asian="11pt" style:font-size-complex="11pt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fo:font-size="11pt" style:font-size-asian="11pt" style:font-size-complex="11pt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 fo:font-size="11pt" style:font-size-asian="11pt" style:font-size-complex="11pt"/>
    </style:style>
    <style:style style:name="P62" style:parent-style-name="TableContents" style:family="paragraph">
      <style:text-properties style:font-name="Calibri" fo:font-size="11pt" style:font-size-asian="11pt" style:font-size-complex="11pt"/>
    </style:style>
    <style:style style:name="P63" style:parent-style-name="TableContents" style:family="paragraph">
      <style:text-properties style:font-name="Calibri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Calibri" fo:font-size="11pt" style:font-size-asian="11pt" style:font-size-complex="11pt"/>
    </style:style>
    <style:style style:name="TableCell6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alibri" fo:font-size="11pt" style:font-size-asian="11pt" style:font-size-complex="11pt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Calibri" fo:font-size="11pt" style:font-size-asian="11pt" style:font-size-complex="11pt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alibri" fo:font-size="11pt" style:font-size-asian="11pt" style:font-size-complex="11pt"/>
    </style:style>
    <style:style style:name="P73" style:parent-style-name="TableContents" style:family="paragraph">
      <style:text-properties style:font-name="Calibri" fo:font-size="11pt" style:font-size-asian="11pt" style:font-size-complex="11pt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Calibri" fo:font-size="11pt" style:font-size-asian="11pt" style:font-size-complex="11pt"/>
    </style:style>
    <style:style style:name="P76" style:parent-style-name="TableContents" style:family="paragraph">
      <style:text-properties style:font-name="Calibri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fo:font-size="11pt" style:font-size-asian="11pt" style:font-size-complex="11pt"/>
    </style:style>
    <style:style style:name="TableCell8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 fo:font-size="11pt" style:font-size-asian="11pt" style:font-size-complex="11pt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alibri" fo:font-size="11pt" style:font-size-asian="11pt" style:font-size-complex="11pt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" fo:font-size="11pt" style:font-size-asian="11pt" style:font-size-complex="11pt"/>
    </style:style>
    <style:style style:name="P86" style:parent-style-name="TableContents" style:family="paragraph">
      <style:text-properties style:font-name="Calibri" fo:font-size="11pt" style:font-size-asian="11pt" style:font-size-complex="11pt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alibri" fo:font-size="11pt" style:font-size-asian="11pt" style:font-size-complex="11pt"/>
    </style:style>
    <style:style style:name="P89" style:parent-style-name="TableContents" style:family="paragraph">
      <style:text-properties style:font-name="Calibri" fo:font-size="11pt" style:font-size-asian="11pt" style:font-size-complex="11pt"/>
    </style:style>
    <style:style style:name="P90" style:parent-style-name="TableContents" style:family="paragraph">
      <style:text-properties style:font-name="Calibri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9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Calibri" fo:font-size="11pt" style:font-size-asian="11pt" style:font-size-complex="11pt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fo:font-size="11pt" style:font-size-asian="11pt" style:font-size-complex="11pt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size="11pt" style:font-size-asian="11pt" style:font-size-complex="11pt"/>
    </style:style>
    <style:style style:name="P100" style:parent-style-name="TableContents" style:family="paragraph">
      <style:text-properties style:font-name="Calibri" fo:font-size="11pt" style:font-size-asian="11pt" style:font-size-complex="11pt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0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fo:font-size="11pt" style:font-size-asian="11pt" style:font-size-complex="11pt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fo:font-size="11pt" style:font-size-asian="11pt" style:font-size-complex="11pt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alibri" fo:font-size="11pt" style:font-size-asian="11pt" style:font-size-complex="11pt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P118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P119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P120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2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alibri" fo:font-size="11pt" style:font-size-asian="11pt" style:font-size-complex="11pt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alibri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1pt" style:font-size-asian="11pt" style:font-size-complex="11pt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alibri" fo:font-size="11pt" style:font-size-asian="11pt" style:font-size-complex="11pt"/>
    </style:style>
    <style:style style:name="P129" style:parent-style-name="TableContents" style:family="paragraph">
      <style:text-properties style:font-name="Calibri" fo:font-size="11pt" style:font-size-asian="11pt" style:font-size-complex="11pt"/>
    </style:style>
    <style:style style:name="P130" style:parent-style-name="TableContents" style:family="paragraph">
      <style:text-properties style:font-name="Calibri"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3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Calibri" fo:font-size="11pt" style:font-size-asian="11pt" style:font-size-complex="11pt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 fo:font-size="11pt" style:font-size-asian="11pt" style:font-size-complex="11pt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alibri" fo:font-size="11pt" style:font-size-asian="11pt" style:font-size-complex="11pt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alibri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4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alibri" fo:font-size="11pt" style:font-size-asian="11pt" style:font-size-complex="11pt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alibri" fo:font-size="11pt" style:font-size-asian="11pt" style:font-size-complex="11pt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alibri" fo:font-size="11pt" style:font-size-asian="11pt" style:font-size-complex="11pt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alibri"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5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alibri" fo:font-size="11pt" style:font-size-asian="11pt" style:font-size-complex="11pt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alibri" fo:font-size="11pt" style:font-size-asian="11pt" style:font-size-complex="11pt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alibri" fo:font-size="11pt" style:font-size-asian="11pt" style:font-size-complex="11pt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alibri" fo:font-size="11pt" style:font-size-asian="11pt" style:font-size-complex="11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6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alibri" fo:font-size="11pt" style:font-size-asian="11pt" style:font-size-complex="11pt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fo:font-size="11pt" style:font-size-asian="11pt" style:font-size-complex="11pt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alibri" fo:font-size="11pt" style:font-size-asian="11pt" style:font-size-complex="11pt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alibri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7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alibri" fo:font-size="11pt" style:font-size-asian="11pt" style:font-size-complex="11pt"/>
    </style:style>
    <style:style style:name="TableCell180" style:family="table-cell">
      <style:table-cell-properties fo:border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alibri" fo:font-size="11pt" style:font-size-asian="11pt" style:font-size-complex="11pt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alibri" fo:font-size="11pt" style:font-size-asian="11pt" style:font-size-complex="11pt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alibri"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18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alibri" fo:font-size="11pt" style:font-size-asian="11pt" style:font-size-complex="11pt"/>
    </style:style>
    <style:style style:name="TableCell191" style:family="table-cell">
      <style:table-cell-properties fo:border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alibri" fo:font-size="11pt" style:font-size-asian="11pt" style:font-size-complex="11pt"/>
    </style:style>
    <style:style style:name="TableCell193" style:family="table-cell">
      <style:table-cell-properties fo:border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alibri" fo:font-size="11pt" style:font-size-asian="11pt" style:font-size-complex="11pt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alibri" fo:font-size="11pt" style:font-size-asian="11pt" style:font-size-complex="11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20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alibri" fo:font-size="11pt" style:font-size-asian="11pt" style:font-size-complex="11pt"/>
    </style:style>
    <style:style style:name="TableCell202" style:family="table-cell">
      <style:table-cell-properties fo:border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alibri" fo:font-size="11pt" style:font-size-asian="11pt" style:font-size-complex="11pt"/>
    </style:style>
    <style:style style:name="TableCell204" style:family="table-cell">
      <style:table-cell-properties fo:border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alibri" fo:font-size="11pt" style:font-size-asian="11pt" style:font-size-complex="11pt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Calibri"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21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alibri" fo:font-size="11pt" style:font-size-asian="11pt" style:font-size-complex="11pt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alibri" fo:font-size="11pt" style:font-size-asian="11pt" style:font-size-complex="11pt"/>
    </style:style>
    <style:style style:name="TableCell215" style:family="table-cell">
      <style:table-cell-properties fo:border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alibri" fo:font-size="11pt" style:font-size-asian="11pt" style:font-size-complex="11pt"/>
    </style:style>
    <style:style style:name="TableCell217" style:family="table-cell">
      <style:table-cell-properties fo:border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ext:h text:style-name="P1" text:outline-level="1">Entwurf und Implementierung einer REST-Schnittstelle</text:h>
      <text:p text:style-name="Textbody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Endpunkt</text:p>
          </table:table-cell>
          <table:table-cell table:style-name="TableCell31">
            <text:p text:style-name="P32">HTTP-Methode</text:p>
          </table:table-cell>
          <table:table-cell table:style-name="TableCell33">
            <text:p text:style-name="P34">Beschreibung</text:p>
          </table:table-cell>
          <table:table-cell table:style-name="TableCell35">
            <text:p text:style-name="P36">Parameter</text:p>
          </table:table-cell>
          <table:table-cell table:style-name="TableCell37">
            <text:p text:style-name="P38">Rückgabewerte</text:p>
          </table:table-cell>
        </table:table-row>
        <table:table-row table:style-name="TableRow39">
          <table:table-cell table:style-name="TableCell40">
            <text:p text:style-name="P41">/todo-list/{list_id}</text:p>
          </table:table-cell>
          <table:table-cell table:style-name="TableCell42">
            <text:p text:style-name="P43">GET</text:p>
          </table:table-cell>
          <table:table-cell table:style-name="TableCell44">
            <text:p text:style-name="P45">Liefert alle Einträge einer Todo-Liste zurück.</text:p>
          </table:table-cell>
          <table:table-cell table:style-name="TableCell46">
            <text:p text:style-name="P47">URL-Element: ID der gewünschten Liste</text:p>
          </table:table-cell>
          <table:table-cell table:style-name="TableCell48">
            <text:p text:style-name="P49">JSON-Objekt: Liste aller Einträge der gegebenen Liste</text:p>
            <text:p text:style-name="P50">Statuscode 404 wenn ID nicht vorhanden<text:s/></text:p>
          </table:table-cell>
        </table:table-row>
        <table:table-row table:style-name="TableRow51">
          <table:table-cell table:style-name="TableCell52">
            <text:p text:style-name="P53">/todo_list/{list_id}</text:p>
          </table:table-cell>
          <table:table-cell table:style-name="TableCell54">
            <text:p text:style-name="P55">DELETE</text:p>
          </table:table-cell>
          <table:table-cell table:style-name="TableCell56">
            <text:p text:style-name="P57">Löscht eine komplette Todo-Liste mit allen Einträgen.</text:p>
          </table:table-cell>
          <table:table-cell table:style-name="TableCell58">
            <text:p text:style-name="P59">URL-Element: ID der gewünschten Liste</text:p>
          </table:table-cell>
          <table:table-cell table:style-name="TableCell60">
            <text:p text:style-name="P61">Statuscode 200 wenn liste geköscht</text:p>
            <text:p text:style-name="P62">Statuscode 404 wenn ID nicht vorhanden</text:p>
            <text:p text:style-name="P63">Statuscode 500 wenn es beim Schreiben ein Fehler auftritt</text:p>
          </table:table-cell>
        </table:table-row>
        <table:table-row table:style-name="TableRow64">
          <table:table-cell table:style-name="TableCell65">
            <text:p text:style-name="P66">/todo_list/{list_id}</text:p>
          </table:table-cell>
          <table:table-cell table:style-name="TableCell67">
            <text:p text:style-name="P68">PATCH</text:p>
          </table:table-cell>
          <table:table-cell table:style-name="TableCell69">
            <text:p text:style-name="P70">Aktualisiert den Namen der Liste</text:p>
          </table:table-cell>
          <table:table-cell table:style-name="TableCell71">
            <text:p text:style-name="P72">URL-Element: ID der gewünschten Liste</text:p>
            <text:p text:style-name="P73">JSON-Object im Body mit dem<text:s/>Namen der Liste</text:p>
          </table:table-cell>
          <table:table-cell table:style-name="TableCell74">
            <text:p text:style-name="P75">Statuscode200 wenn die Liste angepasst wurde Statuscode 404 wenn ID nicht vorhanden</text:p>
            <text:p text:style-name="P76">Statuscode 500 wenn es beim Schreiben ein Fehler auftritt</text:p>
          </table:table-cell>
        </table:table-row>
        <table:table-row table:style-name="TableRow77">
          <table:table-cell table:style-name="TableCell78">
            <text:p text:style-name="P79">/todo_list/</text:p>
          </table:table-cell>
          <table:table-cell table:style-name="TableCell80">
            <text:p text:style-name="P81">POST</text:p>
          </table:table-cell>
          <table:table-cell table:style-name="TableCell82">
            <text:p text:style-name="P83">Fügt eine neue Todo-Liste hinzu.</text:p>
          </table:table-cell>
          <table:table-cell table:style-name="TableCell84">
            <text:p text:style-name="P85">URL-Element: ID der gewünschten Liste</text:p>
            <text:p text:style-name="P86">JSON-object im body mit den Daten des Eintrags</text:p>
          </table:table-cell>
          <table:table-cell table:style-name="TableCell87">
            <text:p text:style-name="P88">Statuscode 200 bei erfolg</text:p>
            <text:p text:style-name="P89">404 wenn ID nicht vorhanden</text:p>
            <text:p text:style-name="P90"/>
          </table:table-cell>
        </table:table-row>
        <table:table-row table:style-name="TableRow91">
          <table:table-cell table:style-name="TableCell92">
            <text:p text:style-name="P93">/todo_list/{list_id}/entry</text:p>
          </table:table-cell>
          <table:table-cell table:style-name="TableCell94">
            <text:p text:style-name="P95">POST</text:p>
          </table:table-cell>
          <table:table-cell table:style-name="TableCell96">
            <text:p text:style-name="P97">Fügt einen Eintrag zu einer bestehenden Todo-Liste hinzu.</text:p>
          </table:table-cell>
          <table:table-cell table:style-name="TableCell98">
            <text:p text:style-name="P99">URL-Element: ID der gewünschten Liste</text:p>
            <text:p text:style-name="P100">JSON-object im body mit den Daten des Eintrags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/entry/{entry-id}</text:p>
          </table:table-cell>
          <table:table-cell table:style-name="TableCell106">
            <text:p text:style-name="P107">PATCH</text:p>
          </table:table-cell>
          <table:table-cell table:style-name="TableCell108">
            <text:p text:style-name="P109">Aktualisiert einen bestehenden Eintrag.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Statuscode200 wenn die Liste angepasst wurde Statuscode 404 wenn ID nicht vorhanden</text:p>
            <text:p text:style-name="P114">Statuscode 500 wenn es beim<text:s/><text:soft-page-break/>Schreiben ein Fehler auftritt</text:p>
          </table:table-cell>
        </table:table-row>
        <text:soft-page-break/>
        <table:table-row table:style-name="TableRow115">
          <table:table-cell table:style-name="TableCell116">
            <text:p text:style-name="P117">/entry/{entry-id}</text:p>
            <text:p text:style-name="P118"/>
            <text:p text:style-name="P119"/>
            <text:p text:style-name="P120"/>
          </table:table-cell>
          <table:table-cell table:style-name="TableCell121">
            <text:p text:style-name="P122">DELETE</text:p>
          </table:table-cell>
          <table:table-cell table:style-name="TableCell123">
            <text:p text:style-name="P124">Löscht einen einzelnen Eintrag einer Todo-Liste.</text:p>
          </table:table-cell>
          <table:table-cell table:style-name="TableCell125">
            <text:p text:style-name="P126">URL-Element: ID des gewünschten Einrags</text:p>
          </table:table-cell>
          <table:table-cell table:style-name="TableCell127">
            <text:p text:style-name="P128">Statuscode 200 wenn liste geköscht</text:p>
            <text:p text:style-name="P129">Statuscode 404 wenn ID nicht vorhanden</text:p>
            <text:p text:style-name="P130">Statuscode 500 wenn es beim Schreiben ein Fehler auftritt</text:p>
          </table:table-cell>
        </table:table-row>
        <table:table-row table:style-name="TableRow131">
          <table:table-cell table:style-name="TableCell132">
            <text:p text:style-name="P133">/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ahoma" svg:font-family="Tahoma" style:font-family-generic="swiss" style:font-pitch="variable" svg:panose-1="2 11 6 4 3 5 4 4 2 4"/>
    <style:font-face style:name="Helvetica LT Std" svg:font-family="Helvetica LT Std" style:font-family-generic="system" style:font-pitch="variable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 svg:panose-1="2 7 4 9 2 2 5 2 4 4"/>
    <style:font-face style:name="Noto Sans Mono CJK JP" svg:font-family="Noto Sans Mono CJK JP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Helvetica LT Std" style:font-name-asian="Helvetica LT Std" style:font-name-complex="Helvetica LT Std" fo:font-style="italic" style:font-style-asian="italic" style:font-style-complex="italic" fo:hyphenate="false"/>
    </style:style>
    <style:style style:name="Überschrift2" style:display-name="Überschrift 2" style:family="paragraph" style:parent-style-name="Heading" style:next-style-name="Textbody" style:default-outline-level="2">
      <style:text-properties style:font-name="Lucida Sans" style:font-name-asian="Lucida Sans" style:font-name-complex="Lucida Sans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Garamond" style:font-name-asian="Garamond" style:font-name-complex="Garamond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nmerkungen" style:display-name="Anmerkungen" style:family="paragraph" style:parent-style-name="Textbody">
      <style:paragraph-properties fo:margin-left="0.1965in" fo:margin-right="0.1965in">
        <style:tab-stops/>
      </style:paragraph-properties>
      <style:text-properties fo:font-size="10pt" style:font-size-asian="10pt" style:font-size-complex="10pt" fo:hyphenate="false"/>
    </style:style>
    <style:style style:name="Beispiel" style:display-name="Beispiel" style:family="paragraph" style:parent-style-name="Textbody">
      <style:paragraph-properties fo:margin-left="0.5645in" fo:margin-right="0.9895in">
        <style:tab-stops/>
      </style:paragraph-properties>
      <style:text-properties style:font-name="Lucida Sans" style:font-name-asian="Lucida Sans" style:font-name-complex="Lucida Sans" fo:font-size="9pt" style:font-size-asian="9pt" style:font-size-complex="9pt" fo:hyphenate="false"/>
    </style:style>
    <style:style style:name="Definition" style:display-name="Definition" style:family="paragraph" style:parent-style-name="Textbody">
      <style:paragraph-properties fo:border="0.0034in solid #000000" fo:padding="0.1388in" style:shadow="#000000 0.0034in 0.0034in" fo:margin-top="0.043in" fo:margin-bottom="0.1298in" fo:margin-left="0.7986in" fo:margin-right="1.1895in">
        <style:tab-stops/>
      </style:paragraph-properties>
      <style:text-properties style:font-name="Georgia" style:font-name-asian="Georgia" style:font-name-complex="Georgi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lockDefinition" style:display-name="BlockDefinition" style:family="paragraph" style:parent-style-name="Textbody">
      <style:paragraph-properties fo:border="0.0034in solid #000000" fo:padding="0.1805in" style:shadow="#000000 0.0034in 0.0034in" fo:margin-left="0.5416in" fo:margin-right="0.7083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JP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Befehle" style:display-name="Befehle" style:family="paragraph" style:parent-style-name="Textbody">
      <style:paragraph-properties fo:margin-bottom="0in" fo:line-height="115%" fo:margin-left="0.1965in" fo:margin-right="0.1965in" fo:background-color="#EEEEEE">
        <style:tab-stops/>
      </style:paragraph-properties>
      <style:text-properties style:font-name="Courier New" style:font-name-asian="Courier New" style:font-name-complex="Courier New" fo:font-size="11pt" style:font-size-asian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list-style style:name="WW8Num31" style:display-name="WW8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E" style:display-name="3941322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590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-0.1062in"/>
      </style:footer-style>
    </style:page-layout>
    <style:style style:name="T2" style:parent-style-name="Absatz-Standardschriftart" style:family="text">
      <style:text-properties style:font-name="Helvetica LT Std" fo:font-size="9pt" style:font-size-asian="9pt" style:font-size-complex="9pt"/>
    </style:style>
    <style:style style:name="T3" style:parent-style-name="Absatz-Standardschriftart" style:family="text">
      <style:text-properties style:font-name="Helvetica LT Std" fo:font-size="9pt" style:font-size-asian="9pt" style:font-size-complex="9pt"/>
    </style:style>
    <style:style style:name="T4" style:parent-style-name="Absatz-Standardschriftart" style:family="text">
      <style:text-properties style:font-name="Helvetica LT Std" fo:font-size="9pt" style:font-size-asian="9pt" style:font-size-complex="9pt"/>
    </style:style>
    <style:style style:name="T5" style:parent-style-name="Absatz-Standardschriftart" style:family="text">
      <style:text-properties style:font-name="Helvetica LT Std" fo:font-size="9pt" style:font-size-asian="9pt" style:font-size-complex="9pt"/>
    </style:style>
    <style:style style:name="TableColumn7" style:family="table-column">
      <style:table-column-properties style:column-width="3.5701in" style:use-optimal-column-width="false"/>
    </style:style>
    <style:style style:name="TableColumn8" style:family="table-column">
      <style:table-column-properties style:column-width="3.5694in" style:use-optimal-column-width="false"/>
    </style:style>
    <style:style style:name="TableColumn9" style:family="table-column">
      <style:table-column-properties style:column-width="3.5694in" style:use-optimal-column-width="false"/>
    </style:style>
    <style:style style:name="Table6" style:family="table">
      <style:table-properties style:width="10.70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" style:parent-style-name="Absatz-Standardschriftart" style:family="text">
      <style:text-properties style:font-name="Helvetica LT Std"/>
    </style:style>
    <style:style style:name="T13" style:parent-style-name="Absatz-Standardschriftart" style:family="text">
      <style:text-properties style:font-name="Verdana" fo:font-size="10pt" style:font-size-asian="10pt" style:font-size-complex="10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Helvetica LT Std" fo:font-size="10pt" style:font-size-asian="10pt" style:font-size-complex="10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Helvetica LT Std" fo:font-size="10pt" style:font-size-asian="10pt" style:font-size-complex="10pt"/>
    </style:style>
    <style:style style:name="T18" style:parent-style-name="Absatz-Standardschriftart" style:family="text">
      <style:text-properties style:font-name="Helvetica LT Std" fo:font-size="9pt" style:font-size-asian="9pt" style:font-size-complex="9pt"/>
    </style:style>
    <style:style style:name="T19" style:parent-style-name="Absatz-Standardschriftart" style:family="text">
      <style:text-properties style:font-name="Helvetica LT Std" fo:font-size="9pt" style:font-size-asian="9pt" style:font-size-complex="9pt"/>
    </style:style>
    <style:style style:name="T20" style:parent-style-name="Absatz-Standardschriftart" style:family="text">
      <style:text-properties style:font-name="Helvetica LT Std" fo:font-size="9pt" style:font-size-asian="9pt" style:font-size-complex="9pt"/>
    </style:style>
    <style:style style:name="T21" style:parent-style-name="Absatz-Standardschriftart" style:family="text">
      <style:text-properties style:font-name="Helvetica LT Std" fo:font-size="9pt" style:font-size-asian="9pt" style:font-size-complex="9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Fußzeile"><text:span text:style-name="T2">Informationstechnik – Netzwerktechnik – Anwendungsprotokolle</text:span><text:span text:style-name="T3"><text:tab/><text:s/></text:span><text:span text:style-name="T4"><text:tab/>Seite<text:s/></text:span><text:span text:style-name="T5"><text:page-number text:fixed="false">0</text:page-number></text:span></text:p>
      </style:footer>
    </style:master-page>
    <style:master-page style:next-style-name="MP0" style:name="MPF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text:span text:style-name="T12"><draw:frame draw:z-index="251659264" draw:id="id0" draw:style-name="a0" draw:name="Form1" text:anchor-type="paragraph" svg:x="0.75906in" svg:y="0.30551in" svg:width="1.65625in" svg:height="0.24028in" style:rel-width="scale" style:rel-height="scale"><draw:text-box><text:p text:style-name="Standard"><text:span text:style-name="T13">Brinkstraße Osnabrück</text:span></text:p></draw:text-box><svg:title/><svg:desc/></draw:frame></text:span></text:p>
            </table:table-cell>
            <table:table-cell table:style-name="TableCell14">
              <text:p text:style-name="P15">Informationstechnik – Netzwerktechnik – Anwendungsprotokolle</text:p>
            </table:table-cell>
            <table:table-cell table:style-name="TableCell16">
              <text:p text:style-name="P17">Datum:</text:p>
            </table:table-cell>
          </table:table-row>
        </table:table>
        <text:p text:style-name="Kopfzeile"/>
      </style:header>
      <style:footer>
        <text:p text:style-name="Fußzeile"><text:span text:style-name="T18">Informationstechnik – Netzwerktechnik – Anwendungsprotokolle</text:span><text:span text:style-name="T19"><text:tab/><text:s/></text:span><text:span text:style-name="T20"><text:tab/>Seite<text:s/></text:span><text:span text:style-name="T2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Wichmann</meta:initial-creator>
    <dc:creator>Tiemann, Philipp</dc:creator>
    <meta:creation-date>2010-01-25T08:08:00Z</meta:creation-date>
    <dc:date>2023-04-12T08:27:00Z</dc:date>
    <meta:template xlink:href="Normal.dotm" xlink:type="simple"/>
    <meta:editing-cycles>58</meta:editing-cycles>
    <meta:editing-duration>PT0S</meta:editing-duration>
    <meta:document-statistic meta:page-count="2" meta:paragraph-count="3" meta:word-count="258" meta:character-count="1731" meta:row-count="12" meta:non-whitespace-character-count="1476"/>
  </office:meta>
</office:document-meta>
</file>